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75c0" officeooo:paragraph-rsid="000175c0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d90eb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line-height-at-least="0.198in"/>
      <style:text-properties style:text-underline-style="none" fo:font-weight="normal" officeooo:paragraph-rsid="000d90e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officeooo:paragraph-rsid="000175c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7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9137f" officeooo:paragraph-rsid="0009137f" style:text-blinking="false" fo:background-color="#ffffff" style:font-size-asian="10pt" style:font-weight-asian="normal" style:font-size-complex="10pt" style:font-weight-complex="normal" loext:padding="0in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solid" style:text-underline-width="auto" style:text-underline-color="font-color" fo:font-weight="normal" officeooo:rsid="000175c0" officeooo:paragraph-rsid="000175c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normal" officeooo:rsid="000175c0" officeooo:paragraph-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11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ff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normal" officeooo:rsid="000175c0" officeooo:paragraph-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13" style:family="paragraph" style:parent-style-name="Standard">
      <style:paragraph-properties style:line-height-at-least="0.198in"/>
      <style:text-properties fo:font-variant="normal" fo:text-transform="none" fo:color="#c9211e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175c0" officeooo:paragraph-rsid="000175c0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75c0" officeooo:paragraph-rsid="000175c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officeooo:paragraph-rsid="000175c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officeooo:paragraph-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solid" style:text-underline-width="auto" style:text-underline-color="font-color" fo:font-weight="bold" officeooo:rsid="0009137f" officeooo:paragraph-rsid="0009137f" style:text-blinking="false" fo:background-color="#ffffff" style:font-size-asian="12pt" style:font-weight-asian="bold" style:font-size-complex="12pt" style:font-weight-complex="bold" loext:padding="0in" loext:border="none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c9211e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officeooo:paragraph-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c9211e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officeooo:paragraph-rsid="000175c0" style:text-blinking="false" fo:background-color="#ffffff" style:font-size-asian="14pt" style:font-weight-asian="bold" style:font-size-complex="14pt" style:font-weight-complex="bold" loext:padding="0in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officeooo:paragraph-rsid="000175c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officeooo:paragraph-rsid="000175c0" style:text-blinking="false" fo:background-color="transparent" style:font-size-asian="10pt" style:font-weight-asian="normal" style:font-size-complex="10pt" style:font-weight-complex="normal" loext:padding="0in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solid" style:text-underline-width="auto" style:text-underline-color="font-color" fo:font-weight="normal" officeooo:rsid="000175c0" officeooo:paragraph-rsid="000175c0" style:text-blinking="false" fo:background-color="#fffffe" style:font-size-asian="14pt" style:font-weight-asian="bold" style:font-size-complex="14pt" style:font-weight-complex="bold" loext:padding="0in" loext:border="none"/>
    </style:style>
    <style:style style:name="P2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26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blinking="false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blinking="false" fo:background-color="transparent" loext:char-shading-value="0" style:font-size-asian="14pt" style:font-size-complex="14pt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style:text-blinking="false" fo:background-color="#ffffff" loext:char-shading-value="0" style:font-size-asian="14pt" style:font-weight-asian="bold" style:font-size-complex="14pt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75c0" style:text-blinking="false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Lato" fo:letter-spacing="normal" fo:font-style="normal" style:text-blinking="false" fo:background-color="#ffffff" loext:char-shading-value="0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ato" fo:letter-spacing="normal" fo:font-style="normal" officeooo:rsid="000e2ac9" style:text-blinking="false" fo:background-color="#ffffff" loext:char-shading-value="0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75c0" style:text-blinking="false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9" style:family="text">
      <style:text-properties fo:font-variant="normal" fo:text-transform="none" fo:color="#c9211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c9211e" style:text-line-through-style="none" style:text-line-through-type="none" style:font-name="Lato" fo:font-size="14pt" fo:letter-spacing="normal" fo:font-style="normal" style:text-blinking="false" fo:background-color="transparent" loext:char-shading-value="0" style:font-size-asian="14pt" style:font-size-complex="14pt" loext:padding="0in" loext:border="none"/>
    </style:style>
    <style:style style:name="T11" style:family="text">
      <style:text-properties fo:color="#0000ff"/>
    </style:style>
    <style:style style:name="T12" style:family="text">
      <style:text-properties fo:color="#00107e"/>
    </style:style>
    <style:style style:name="T13" style:family="text">
      <style:text-properties fo:color="#09885a"/>
    </style:style>
    <style:style style:name="T14" style:family="text">
      <style:text-properties fo:color="#a31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Data Structures</text:p>
      <text:p text:style-name="P1"/>
      <text:p text:style-name="P1"/>
      <text:p text:style-name="P14"><text:a xlink:type="simple" xlink:href="http://192.168.0.253:8000/learn/javascript-algorithms-and-data-structures/basic-data-structures/use-an-array-to-store-a-collection-of-data" text:style-name="Internet_20_link" text:visited-style-name="Visited_20_Internet_20_Link"><text:span text:style-name="T1">Use an Array to Store a Collection of Data</text:span></text:a></text:p>
      <text:p text:style-name="P6"><text:tab/>let yourArray = [5, 5, 5, true, 'stings'];</text:p>
      <text:p text:style-name="P10"/>
      <text:p text:style-name="P14"><text:a xlink:type="simple" xlink:href="http://192.168.0.253:8000/learn/javascript-algorithms-and-data-structures/basic-data-structures/access-an-arrays-contents-using-bracket-notation" text:style-name="Internet_20_link" text:visited-style-name="Visited_20_Internet_20_Link"><text:span text:style-name="T3">Access an Array's Contents Using Bracket Notation</text:span></text:a><text:span text:style-name="T2"> </text:span></text:p>
      <text:p text:style-name="P6"><text:tab/>let myArray = ["a", "b", "c", "d"];</text:p>
      <text:p text:style-name="P2"><text:tab/>myArray[1] = 'A'</text:p>
      <text:p text:style-name="P11"/>
      <text:p text:style-name="P14"><text:a xlink:type="simple" xlink:href="http://192.168.0.253:8000/learn/javascript-algorithms-and-data-structures/basic-data-structures/add-items-to-an-array-with-push-and-unshift" text:style-name="Internet_20_link" text:visited-style-name="Visited_20_Internet_20_Link"><text:span text:style-name="T3">Add Items to an Array with push() and unshift()</text:span></text:a><text:span text:style-name="T2"> </text:span></text:p>
      <text:p text:style-name="P6"><text:tab/>function mixedNumbers(arr) {</text:p>
      <text:p text:style-name="P2"><text:tab/>arr.push(7, 'VIII', 9);</text:p>
      <text:p text:style-name="P2"><text:tab/>arr.unshift('I', 2, 'three');</text:p>
      <text:p text:style-name="P2"><text:tab/>return arr;</text:p>
      <text:p text:style-name="P2"><text:tab/>}</text:p>
      <text:p text:style-name="P11"/>
      <text:p text:style-name="P14"><text:a xlink:type="simple" xlink:href="http://192.168.0.253:8000/learn/javascript-algorithms-and-data-structures/basic-data-structures/remove-items-from-an-array-with-pop-and-shift" text:style-name="Internet_20_link" text:visited-style-name="Visited_20_Internet_20_Link"><text:span text:style-name="T3">Remove Items from an Array with pop() and shift()</text:span></text:a><text:span text:style-name="T2"> </text:span></text:p>
      <text:p text:style-name="P6"><text:tab/>function popShift(arr) {</text:p>
      <text:p text:style-name="P2"><text:tab/>let popped = arr.pop()</text:p>
      <text:p text:style-name="P2"><text:tab/>let shifted = arr.shift()</text:p>
      <text:p text:style-name="P2"><text:tab/>return [shifted, popped];</text:p>
      <text:p text:style-name="P2"><text:tab/>}</text:p>
      <text:p text:style-name="P11"/>
      <text:p text:style-name="P14"><text:a xlink:type="simple" xlink:href="http://192.168.0.253:8000/learn/javascript-algorithms-and-data-structures/basic-data-structures/remove-items-using-splice" text:style-name="Internet_20_link" text:visited-style-name="Visited_20_Internet_20_Link"><text:span text:style-name="T3">Remove Items Using splice()</text:span></text:a><text:span text:style-name="T2"> </text:span></text:p>
      <text:p text:style-name="P6"><text:tab/>function sumOfTen(arr) {</text:p>
      <text:p text:style-name="P2"><text:tab/>arr.splice(0, 6, 10)</text:p>
      <text:p text:style-name="P2"><text:tab/>return arr.reduce((a, b) =&gt; a + b);</text:p>
      <text:p text:style-name="P2"><text:tab/>}</text:p>
      <text:p text:style-name="P2"><text:tab/>console.log(sumOfTen([2, 5, 1, 5, 2, 1]));</text:p>
      <text:p text:style-name="P7"/>
      <text:p text:style-name="P14"><text:a xlink:type="simple" xlink:href="http://192.168.0.253:8000/learn/javascript-algorithms-and-data-structures/basic-data-structures/add-items-using-splice" text:style-name="Internet_20_link" text:visited-style-name="Visited_20_Internet_20_Link"><text:span text:style-name="T3">Add Items Using splice()</text:span></text:a><text:span text:style-name="T2"> </text:span></text:p>
      <text:p text:style-name="P6"><text:tab/>function htmlColorNames(arr) {</text:p>
      <text:p text:style-name="P2"><text:tab/>arr.splice(0,2, 'BlanchedAlmond')</text:p>
      <text:p text:style-name="P2"><text:tab/>arr.splice(0,0, 'DarkSalmon');</text:p>
      <text:p text:style-name="P2"><text:tab/>return arr;</text:p>
      <text:p text:style-name="P2"><text:tab/>}</text:p>
      <text:p text:style-name="P11"/>
      <text:p text:style-name="P14"><text:a xlink:type="simple" xlink:href="http://192.168.0.253:8000/learn/javascript-algorithms-and-data-structures/basic-data-structures/copy-array-items-using-slice" text:style-name="Internet_20_link" text:visited-style-name="Visited_20_Internet_20_Link"><text:span text:style-name="T3">Copy Array Items Using slice()</text:span></text:a><text:span text:style-name="T2"> </text:span></text:p>
      <text:p text:style-name="P6"><text:tab/>function forecast(arr) {</text:p>
      <text:p text:style-name="P2"><text:tab/>return arr.slice(2, 4);</text:p>
      <text:p text:style-name="P2"><text:tab/>}</text:p>
      <text:p text:style-name="P2"><text:soft-page-break/><text:tab/>console.log(forecast(['cold', 'rainy', 'warm', 'sunny', 'cool', 'thunderstorms']));</text:p>
      <text:p text:style-name="P16"/>
      <text:p text:style-name="P14"><text:a xlink:type="simple" xlink:href="http://192.168.0.253:8000/learn/javascript-algorithms-and-data-structures/basic-data-structures/copy-an-array-with-the-spread-operator" text:style-name="Internet_20_link" text:visited-style-name="Visited_20_Internet_20_Link"><text:span text:style-name="T3">Copy an Array with the Spread Operator</text:span></text:a><text:span text:style-name="T2"> </text:span></text:p>
      <text:p text:style-name="P6"><text:tab/>function copyMachine(arr, num) {</text:p>
      <text:p text:style-name="P2"><text:tab/>let newArr = [];</text:p>
      <text:p text:style-name="P2"><text:tab/>while (num &gt;= 1) {</text:p>
      <text:p text:style-name="P2"><text:tab/>newArr.push([...arr])</text:p>
      <text:p text:style-name="P2"><text:tab/>num--;</text:p>
      <text:p text:style-name="P2"><text:tab/>}</text:p>
      <text:p text:style-name="P2"><text:tab/>return newArr;</text:p>
      <text:p text:style-name="P2"><text:tab/>}</text:p>
      <text:p text:style-name="P7"/>
      <text:p text:style-name="P14"><text:a xlink:type="simple" xlink:href="http://192.168.0.253:8000/learn/javascript-algorithms-and-data-structures/basic-data-structures/combine-arrays-with-the-spread-operator" text:style-name="Internet_20_link" text:visited-style-name="Visited_20_Internet_20_Link"><text:span text:style-name="T3">Combine Arrays with the Spread Operator</text:span></text:a><text:span text:style-name="T2"> </text:span></text:p>
      <text:p text:style-name="P6"><text:tab/>function spreadOut() {</text:p>
      <text:p text:style-name="P2"><text:tab/>let fragment = ['to', 'code'];</text:p>
      <text:p text:style-name="P2"><text:tab/>let sentence = ['learning', ...fragment, 'is', 'fun']</text:p>
      <text:p text:style-name="P2"><text:tab/>return sentence;</text:p>
      <text:p text:style-name="P2"><text:tab/>}</text:p>
      <text:p text:style-name="P11"/>
      <text:p text:style-name="P14"><text:a xlink:type="simple" xlink:href="http://192.168.0.253:8000/learn/javascript-algorithms-and-data-structures/basic-data-structures/check-for-the-presence-of-an-element-with-indexof" text:style-name="Internet_20_link" text:visited-style-name="Visited_20_Internet_20_Link"><text:span text:style-name="T3">Check For The Presence of an Element With indexOf()</text:span></text:a><text:span text:style-name="T2"> </text:span></text:p>
      <text:p text:style-name="P8"><text:tab/>function quickCheck(arr, elem) {</text:p>
      <text:p text:style-name="P3"><text:tab/>let a = arr.indexOf(elem)</text:p>
      <text:p text:style-name="P3"><text:tab/>return (a &gt;= 0) ? true : false</text:p>
      <text:p text:style-name="P3"><text:tab/>}</text:p>
      <text:p text:style-name="P18">or</text:p>
      <text:p text:style-name="P6"><text:tab/>const quickCheck = (arr, elem) =&gt; arr.indexOf(elem) &lt; 0 ? false : true</text:p>
      <text:p text:style-name="P12"/>
      <text:p text:style-name="P14"><text:a xlink:type="simple" xlink:href="http://192.168.0.253:8000/learn/javascript-algorithms-and-data-structures/basic-data-structures/iterate-through-all-an-arrays-items-using-for-loops" text:style-name="Internet_20_link" text:visited-style-name="Visited_20_Internet_20_Link"><text:span text:style-name="T3">Iterate Through All an Array's Items Using For Loops</text:span></text:a><text:span text:style-name="T2"> </text:span></text:p>
      <text:p text:style-name="P6"><text:tab/>function filteredArray(arr, elem) {</text:p>
      <text:p text:style-name="P2"><text:tab/>let newArr = [];</text:p>
      <text:p text:style-name="P2"><text:tab/>for(let i = 0; i &lt; arr.length; i++) {</text:p>
      <text:p text:style-name="P2"><text:tab/>if(arr[i].indexOf(elem) &lt; 0) {</text:p>
      <text:p text:style-name="P2"><text:tab/>newArr.push(arr[i])</text:p>
      <text:p text:style-name="P2"><text:tab/>}</text:p>
      <text:p text:style-name="P2"><text:tab/>}</text:p>
      <text:p text:style-name="P2"><text:tab/>return newArr;</text:p>
      <text:p text:style-name="P2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a xlink:type="simple" xlink:href="http://192.168.0.253:8000/learn/javascript-algorithms-and-data-structures/basic-data-structures/create-complex-multi-dimensional-arrays" text:style-name="Internet_20_link" text:visited-style-name="Visited_20_Internet_20_Link"><text:span text:style-name="T3">Create complex multi-dimensional arrays</text:span></text:a><text:span text:style-name="T2"> </text:span></text:p>
      <text:p text:style-name="P6"><text:tab/>let myNestedArray =</text:p>
      <text:p text:style-name="P2"><text:tab/>[1,</text:p>
      <text:p text:style-name="P2"><text:tab/><text:tab/>[2, </text:p>
      <text:p text:style-name="P2"><text:tab/><text:tab/><text:tab/>[3, "deep", ["deeper"],[["deepest"]]</text:p>
      <text:p text:style-name="P2"><text:tab/><text:tab/><text:tab/>]</text:p>
      <text:p text:style-name="P2"><text:tab/><text:tab/>]</text:p>
      <text:p text:style-name="P2"><text:tab/>];</text:p>
      <text:p text:style-name="P17"/>
      <text:p text:style-name="P14"><text:a xlink:type="simple" xlink:href="http://192.168.0.253:8000/learn/javascript-algorithms-and-data-structures/basic-data-structures/add-key-value-pairs-to-javascript-objects" text:style-name="Internet_20_link" text:visited-style-name="Visited_20_Internet_20_Link"><text:span text:style-name="T3">Add Key-Value Pairs to JavaScript Objects</text:span></text:a><text:span text:style-name="T2"> </text:span></text:p>
      <text:p text:style-name="P6"><text:tab/>let foods = {</text:p>
      <text:p text:style-name="P2"><text:tab/>apples: 25,</text:p>
      <text:p text:style-name="P2"><text:tab/>oranges: 32,</text:p>
      <text:p text:style-name="P2"><text:tab/>plums: 28</text:p>
      <text:p text:style-name="P2"><text:tab/>};</text:p>
      <text:p text:style-name="P2"><text:tab/>foods.strawberries = 27;</text:p>
      <text:p text:style-name="P2"><text:tab/>foods.grapes = 35;</text:p>
      <text:p text:style-name="P4"><text:tab/>foods.bananas = 13</text:p>
      <text:p text:style-name="P5"><text:a xlink:type="simple" xlink:href="http://192.168.0.253:8000/learn/javascript-algorithms-and-data-structures/basic-data-structures/modify-an-object-nested-within-an-object" text:style-name="Internet_20_link" text:visited-style-name="Visited_20_Internet_20_Link"><text:span text:style-name="T8"/></text:a></text:p>
      <text:p text:style-name="P5"><text:a xlink:type="simple" xlink:href="http://192.168.0.253:8000/learn/javascript-algorithms-and-data-structures/basic-data-structures/modify-an-object-nested-within-an-object" text:style-name="Internet_20_link" text:visited-style-name="Visited_20_Internet_20_Link"><text:span text:style-name="T4">Modify an Object Nested Within an Object</text:span></text:a><text:span text:style-name="T5"> </text:span></text:p>
      <text:p text:style-name="P6"><text:tab/>let userActivity = {</text:p>
      <text:p text:style-name="P2"><text:tab/>id: 23894201352,</text:p>
      <text:p text:style-name="P2"><text:tab/>date: 'January 1, 2017',</text:p>
      <text:p text:style-name="P2"><text:tab/>data: {</text:p>
      <text:p text:style-name="P2"><text:tab/>totalUsers: 51,</text:p>
      <text:p text:style-name="P2"><text:tab/>online: 42</text:p>
      <text:p text:style-name="P2"><text:tab/>}</text:p>
      <text:p text:style-name="P2"><text:tab/>};</text:p>
      <text:p text:style-name="P2"><text:tab/>userActivity.data.online = 45</text:p>
      <text:p text:style-name="P11"/>
      <text:p text:style-name="P14"><text:a xlink:type="simple" xlink:href="http://192.168.0.253:8000/learn/javascript-algorithms-and-data-structures/basic-data-structures/access-property-names-with-bracket-notation" text:style-name="Internet_20_link" text:visited-style-name="Visited_20_Internet_20_Link"><text:span text:style-name="T3">Access Property Names with Bracket Notation</text:span></text:a><text:span text:style-name="T2"> </text:span></text:p>
      <text:p text:style-name="P6"><text:tab/>let foods = {</text:p>
      <text:p text:style-name="P2"><text:tab/>apples: 25,</text:p>
      <text:p text:style-name="P2"><text:tab/>oranges: 32,</text:p>
      <text:p text:style-name="P2"><text:tab/>plums: 28,</text:p>
      <text:p text:style-name="P2"><text:tab/>bananas: 13,</text:p>
      <text:p text:style-name="P2"><text:tab/>grapes: 35,</text:p>
      <text:p text:style-name="P2"><text:tab/>strawberries: 27</text:p>
      <text:p text:style-name="P2"><text:tab/>};</text:p>
      <text:p text:style-name="P2"><text:tab/>function checkInventory(scannedItem) {</text:p>
      <text:p text:style-name="P2"><text:tab/>return foods[scannedItem]</text:p>
      <text:p text:style-name="P2"><text:tab/>}</text:p>
      <text:p text:style-name="P7"/>
      <text:p text:style-name="P15"><text:span text:style-name="T6"><text:s/></text:span><text:span text:style-name="T7">or</text:span></text:p>
      <text:p text:style-name="P6"><text:soft-page-break/><text:tab/>const checkInventory = (scannedItem) =&gt; foods[scannedItem]</text:p>
      <text:p text:style-name="P9"/>
      <text:p text:style-name="P14"><text:a xlink:type="simple" xlink:href="http://192.168.0.253:8000/learn/javascript-algorithms-and-data-structures/basic-data-structures/use-the-delete-keyword-to-remove-object-properties" text:style-name="Internet_20_link" text:visited-style-name="Visited_20_Internet_20_Link"><text:span text:style-name="T3">Use the delete Keyword to Remove Object Properties</text:span></text:a><text:span text:style-name="T2"> </text:span></text:p>
      <text:p text:style-name="P6"><text:tab/>let foods = {</text:p>
      <text:p text:style-name="P2"><text:tab/>apples: 25,</text:p>
      <text:p text:style-name="P2"><text:tab/>oranges: 32,</text:p>
      <text:p text:style-name="P2"><text:tab/>plums: 28,</text:p>
      <text:p text:style-name="P2"><text:tab/>bananas: 13,</text:p>
      <text:p text:style-name="P2"><text:tab/>grapes: 35,</text:p>
      <text:p text:style-name="P2"><text:tab/>strawberries: 27</text:p>
      <text:p text:style-name="P2"><text:tab/>};</text:p>
      <text:p text:style-name="P2"><text:tab/>delete foods.oranges;</text:p>
      <text:p text:style-name="P2"><text:tab/>delete foods.strawberries;</text:p>
      <text:p text:style-name="P2"><text:tab/>delete foods.plums;</text:p>
      <text:p text:style-name="P11"/>
      <text:p text:style-name="P14"><text:a xlink:type="simple" xlink:href="http://192.168.0.253:8000/learn/javascript-algorithms-and-data-structures/basic-data-structures/check-if-an-object-has-a-property" text:style-name="Internet_20_link" text:visited-style-name="Visited_20_Internet_20_Link"><text:span text:style-name="T3">Check if an Object has a Property</text:span></text:a><text:span text:style-name="T2"> </text:span></text:p>
      <text:p text:style-name="P6"><text:tab/>let users = {</text:p>
      <text:p text:style-name="P2"><text:tab/>Alan: {</text:p>
      <text:p text:style-name="P2"><text:tab/>age: 27,</text:p>
      <text:p text:style-name="P2"><text:tab/>online: true</text:p>
      <text:p text:style-name="P2"><text:tab/>},</text:p>
      <text:p text:style-name="P2"><text:tab/>Jeff: {</text:p>
      <text:p text:style-name="P2"><text:tab/>age: 32,</text:p>
      <text:p text:style-name="P2"><text:tab/>online: true</text:p>
      <text:p text:style-name="P2"><text:tab/>},</text:p>
      <text:p text:style-name="P2"><text:tab/>Sarah: {</text:p>
      <text:p text:style-name="P2"><text:tab/>age: 48,</text:p>
      <text:p text:style-name="P2"><text:tab/>online: true</text:p>
      <text:p text:style-name="P2"><text:tab/>},</text:p>
      <text:p text:style-name="P2"><text:tab/>Ryan: {</text:p>
      <text:p text:style-name="P2"><text:tab/>age: 19,</text:p>
      <text:p text:style-name="P2"><text:tab/>online: true</text:p>
      <text:p text:style-name="P2"><text:tab/>}</text:p>
      <text:p text:style-name="P2"><text:tab/>};</text:p>
      <text:p text:style-name="P2"><text:tab/>function isEveryoneHere(obj) {</text:p>
      <text:p text:style-name="P2"><text:tab/>return obj.hasOwnProperty('Jeff') &amp;&amp; obj.hasOwnProperty('Alan') &amp;&amp; <text:tab/>obj.hasOwnProperty('Sarah') &amp;&amp; obj.hasOwnProperty('Ryan')</text:p>
      <text:p text:style-name="P2"><text:tab/>}</text:p>
      <text:p text:style-name="P2"><text:tab/>console.log(isEveryoneHere(users));</text:p>
      <text:p text:style-name="P13"/>
      <text:p text:style-name="P14"><text:a xlink:type="simple" xlink:href="http://192.168.0.253:8000/learn/javascript-algorithms-and-data-structures/basic-data-structures/-iterate-through-the-keys-of-an-object-with-a-for...in-statement" text:style-name="Internet_20_link" text:visited-style-name="Visited_20_Internet_20_Link"><text:span text:style-name="T9"> Iterate Through the Keys of an Object with a for...in Statement</text:span></text:a><text:span text:style-name="T10"> </text:span></text:p>
      <text:p text:style-name="P14"><text:a xlink:type="simple" xlink:href="http://192.168.0.253:8000/learn/javascript-algorithms-and-data-structures/basic-data-structures/generate-an-array-of-all-object-keys-with-object.keys" text:style-name="Internet_20_link" text:visited-style-name="Visited_20_Internet_20_Link"><text:span text:style-name="T9"/></text:a></text:p>
      <text:p text:style-name="P23"><text:span text:style-name="T11">function</text:span> <text:span text:style-name="T12">countOnline</text:span>(<text:span text:style-name="T12">usersObj</text:span>) {</text:p>
      <text:p text:style-name="P26">// change code below this line</text:p>
      <text:p text:style-name="P25"><text:soft-page-break/><text:span text:style-name="T11">let</text:span> <text:span text:style-name="T12">onlineUser</text:span> = <text:span text:style-name="T13">0</text:span>;</text:p>
      <text:p text:style-name="P25"><text:span text:style-name="T11">for</text:span>(<text:span text:style-name="T11">let</text:span> <text:span text:style-name="T12">user</text:span> <text:span text:style-name="T11">in</text:span> <text:span text:style-name="T12">usersObj</text:span>){</text:p>
      <text:p text:style-name="P25"><text:span text:style-name="T11">if</text:span>(<text:span text:style-name="T12">usersObj</text:span> [<text:span text:style-name="T12">user</text:span>][<text:span text:style-name="T14">"online"</text:span>]){</text:p>
      <text:p text:style-name="P25"><text:span text:style-name="T12">onlineUser</text:span> += <text:span text:style-name="T13">1</text:span>;</text:p>
      <text:p text:style-name="P25">}</text:p>
      <text:p text:style-name="P25">}</text:p>
      <text:p text:style-name="P25"><text:span text:style-name="T11">return</text:span> <text:span text:style-name="T12">onlineUser</text:span>;</text:p>
      <text:p text:style-name="P26">// change code above this line</text:p>
      <text:p text:style-name="P25">}</text:p>
      <text:p text:style-name="P19"/>
      <text:p text:style-name="P14"><text:a xlink:type="simple" xlink:href="http://192.168.0.253:8000/learn/javascript-algorithms-and-data-structures/basic-data-structures/generate-an-array-of-all-object-keys-with-object.keys" text:style-name="Internet_20_link" text:visited-style-name="Visited_20_Internet_20_Link"><text:span text:style-name="T3">Generate an Array of All Object Keys with Object.keys()</text:span></text:a><text:span text:style-name="T2"> </text:span></text:p>
      <text:p text:style-name="P6"><text:tab/>let users = {</text:p>
      <text:p text:style-name="P2"><text:tab/>Alan: {</text:p>
      <text:p text:style-name="P2"><text:tab/>age: 27,</text:p>
      <text:p text:style-name="P2"><text:tab/>online: false</text:p>
      <text:p text:style-name="P2"><text:tab/>},</text:p>
      <text:p text:style-name="P2"><text:tab/>Jeff: {</text:p>
      <text:p text:style-name="P2"><text:tab/>age: 32,</text:p>
      <text:p text:style-name="P2"><text:tab/>online: true</text:p>
      <text:p text:style-name="P2"><text:tab/>},</text:p>
      <text:p text:style-name="P2"><text:tab/>Sarah: {</text:p>
      <text:p text:style-name="P2"><text:tab/>age: 48,</text:p>
      <text:p text:style-name="P2"><text:tab/>online: false</text:p>
      <text:p text:style-name="P2"><text:tab/>},</text:p>
      <text:p text:style-name="P2"><text:tab/>Ryan: {</text:p>
      <text:p text:style-name="P2"><text:tab/>age: 19,</text:p>
      <text:p text:style-name="P2"><text:tab/>online: true</text:p>
      <text:p text:style-name="P2"><text:tab/>}</text:p>
      <text:p text:style-name="P2"><text:tab/>};</text:p>
      <text:p text:style-name="P2"><text:tab/>const getArrayOfUsers = obj =&gt; Object.keys(obj)</text:p>
      <text:p text:style-name="P2"><text:tab/>console.log(getArrayOfUsers(users));</text:p>
      <text:p text:style-name="P19"/>
      <text:p text:style-name="P14"><text:a xlink:type="simple" xlink:href="http://192.168.0.253:8000/learn/javascript-algorithms-and-data-structures/basic-data-structures/modify-an-array-stored-in-an-object" text:style-name="Internet_20_link" text:visited-style-name="Visited_20_Internet_20_Link"><text:span text:style-name="T3">Modify an Array Stored in an Object</text:span></text:a><text:span text:style-name="T2"> </text:span></text:p>
      <text:p text:style-name="P22"><text:tab/>let user = {</text:p>
      <text:p text:style-name="P2"><text:tab/>name: 'Kenneth',</text:p>
      <text:p text:style-name="P2"><text:tab/>age: 28,</text:p>
      <text:p text:style-name="P2"><text:tab/>data: {</text:p>
      <text:p text:style-name="P2"><text:tab/>username: 'kennethCodesAllDay',</text:p>
      <text:p text:style-name="P2"><text:tab/>joinDate: 'March 26, 2016',</text:p>
      <text:p text:style-name="P2"><text:tab/>organization: 'Persevere Code Camp',</text:p>
      <text:p text:style-name="P2"><text:tab/>friends: [</text:p>
      <text:p text:style-name="P2"><text:tab/>'Sam',</text:p>
      <text:p text:style-name="P2"><text:tab/>'Kira',</text:p>
      <text:p text:style-name="P2"><text:tab/>'Tomo'</text:p>
      <text:p text:style-name="P2"><text:soft-page-break/><text:tab/>],</text:p>
      <text:p text:style-name="P2"><text:tab/>location: {</text:p>
      <text:p text:style-name="P2"><text:tab/>city: 'San Francisco',</text:p>
      <text:p text:style-name="P2"><text:tab/>state: 'CA',</text:p>
      <text:p text:style-name="P2"><text:tab/>country: 'USA'</text:p>
      <text:p text:style-name="P2"><text:tab/>}</text:p>
      <text:p text:style-name="P2"><text:tab/>}</text:p>
      <text:p text:style-name="P2"><text:tab/>};</text:p>
      <text:p text:style-name="P2"><text:tab/>function addFriend(userObj, friend) {</text:p>
      <text:p text:style-name="P2"><text:tab/>let a = userObj.data.friends</text:p>
      <text:p text:style-name="P2"><text:tab/>a.push(friend)</text:p>
      <text:p text:style-name="P2"><text:tab/>return a</text:p>
      <text:p text:style-name="P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6-11T14:09:07.670000000</dc:date>
    <meta:editing-duration>PT1H21M6S</meta:editing-duration>
    <meta:editing-cycles>7</meta:editing-cycles>
    <meta:document-statistic meta:table-count="0" meta:image-count="0" meta:object-count="0" meta:page-count="6" meta:paragraph-count="201" meta:word-count="604" meta:character-count="3969" meta:non-whitespace-character-count="3371"/>
  </office:meta>
</office:document-meta>
</file>